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font-weight="bold" officeooo:paragraph-rsid="001af120" style:font-size-asian="14pt" style:font-weight-asian="bold" style:font-size-complex="14pt" style:font-weight-complex="bold"/>
    </style:style>
    <style:style style:name="P2" style:family="paragraph" style:parent-style-name="Standard" style:master-page-name="">
      <loext:graphic-properties draw:fill="none"/>
      <style:paragraph-properties fo:margin-left="13.7cm" fo:margin-right="0cm" fo:line-height="150%" fo:text-indent="0cm" style:auto-text-indent="false" style:page-number="auto" fo:background-color="transparent" style:writing-mode="lr-tb"/>
      <style:text-properties style:font-name="Times New Roman" fo:font-size="14pt" fo:font-weight="bold" officeooo:paragraph-rsid="001af120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style:writing-mode="lr-tb"/>
      <style:text-properties style:font-name="Times New Roman" fo:font-size="14pt" fo:font-weight="bold" officeooo:paragraph-rsid="001af120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font-weight="bold" officeooo:rsid="0012eb2d" officeooo:paragraph-rsid="001af120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13.7cm" fo:margin-right="0cm" fo:line-height="150%" fo:text-indent="0cm" style:auto-text-indent="false" fo:background-color="transparent" style:writing-mode="lr-tb"/>
      <style:text-properties style:font-name="Times New Roman" fo:font-size="14pt" fo:font-weight="bold" officeooo:rsid="002fab83" officeooo:paragraph-rsid="001af120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bold" officeooo:rsid="001cd4d9" officeooo:paragraph-rsid="001cd4d9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officeooo:paragraph-rsid="001af120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officeooo:paragraph-rsid="001af120" style:font-size-asian="14pt" style:font-size-complex="14pt"/>
    </style:style>
    <style:style style:name="P9" style:family="paragraph" style:parent-style-name="Standard">
      <style:paragraph-properties fo:line-height="150%" style:writing-mode="lr-tb"/>
      <style:text-properties style:font-name="Times New Roman" fo:font-size="14pt" officeooo:paragraph-rsid="001af120" style:font-size-asian="14pt" style:font-size-complex="14pt"/>
    </style:style>
    <style:style style:name="P10" style:family="paragraph" style:parent-style-name="Standard">
      <loext:graphic-properties draw:fill="none"/>
      <style:paragraph-properties fo:margin-left="13.7cm" fo:margin-right="0cm" fo:line-height="150%" fo:text-indent="0cm" style:auto-text-indent="false" fo:background-color="transparent" style:writing-mode="lr-tb"/>
      <style:text-properties style:font-name="Times New Roman" fo:font-size="14pt" officeooo:paragraph-rsid="001af120" style:font-size-asian="14pt" style:font-size-complex="14pt"/>
    </style:style>
    <style:style style:name="P11" style:family="paragraph" style:parent-style-name="Standard">
      <loext:graphic-properties draw:fill="none"/>
      <style:paragraph-properties fo:margin-left="9.925cm" fo:margin-right="0cm" fo:line-height="150%" fo:text-indent="0cm" style:auto-text-indent="false" fo:background-color="transparent" style:writing-mode="lr-tb"/>
      <style:text-properties style:font-name="Times New Roman" fo:font-size="14pt" officeooo:paragraph-rsid="001af120" style:font-size-asian="14pt" style:font-size-complex="14pt"/>
    </style:style>
    <style:style style:name="P12" style:family="paragraph" style:parent-style-name="Standard">
      <loext:graphic-properties draw:fill="none"/>
      <style:paragraph-properties fo:margin-left="13.7cm" fo:margin-right="0cm" fo:line-height="150%" fo:text-indent="0cm" style:auto-text-indent="false" fo:background-color="transparent" style:writing-mode="lr-tb"/>
      <style:text-properties style:font-name="Times New Roman" fo:font-size="14pt" officeooo:rsid="001af120" officeooo:paragraph-rsid="001af120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font-weight="normal" officeooo:rsid="0012eb2d" officeooo:paragraph-rsid="001af12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font-weight="normal" officeooo:paragraph-rsid="001af12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normal" officeooo:paragraph-rsid="001af120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normal" officeooo:paragraph-rsid="001dda9b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normal" officeooo:rsid="001c173f" officeooo:paragraph-rsid="001c173f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justify" style:justify-single-word="false" style:writing-mode="lr-tb"/>
      <style:text-properties officeooo:paragraph-rsid="001af120"/>
    </style:style>
    <style:style style:name="P19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normal" officeooo:rsid="001c173f" officeooo:paragraph-rsid="001c173f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normal" officeooo:rsid="001c173f" officeooo:paragraph-rsid="001dda9b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normal" officeooo:rsid="001dda9b" officeooo:paragraph-rsid="001dda9b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bold" officeooo:rsid="001dda9b" officeooo:paragraph-rsid="001dda9b" style:font-size-asian="10pt" style:font-weight-asian="bold" style:font-size-complex="10pt" style:font-weight-complex="bold"/>
    </style:style>
    <style:style style:name="P23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normal" officeooo:paragraph-rsid="001af120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bold" officeooo:rsid="001dda9b" officeooo:paragraph-rsid="001dda9b" style:font-size-asian="10pt" style:font-weight-asian="bold" style:font-size-complex="10pt" style:font-weight-complex="bold"/>
    </style:style>
    <style:style style:name="P25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bold" officeooo:rsid="001fd935" officeooo:paragraph-rsid="001fd935" style:font-size-asian="10pt" style:font-weight-asian="bold" style:font-size-complex="10pt" style:font-weight-complex="bold"/>
    </style:style>
    <style:style style:name="P26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normal" officeooo:rsid="001c173f" officeooo:paragraph-rsid="001c173f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normal" officeooo:rsid="001c173f" officeooo:paragraph-rsid="001dda9b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normal" officeooo:rsid="001dda9b" officeooo:paragraph-rsid="001dda9b" style:font-size-asian="10pt" style:font-weight-asian="normal" style:font-size-complex="10pt" style:font-weight-complex="normal"/>
    </style:style>
    <style:style style:name="T1" style:family="text">
      <style:text-properties officeooo:rsid="000de3e6"/>
    </style:style>
    <style:style style:name="T2" style:family="text">
      <style:text-properties officeooo:rsid="0024a5c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uk" fo:country="UA" style:font-name-complex="Times New Roman1"/>
    </style:style>
    <style:style style:name="T5" style:family="text">
      <style:text-properties fo:language="uk" fo:country="UA" officeooo:rsid="0012eb2d" style:font-name-complex="Times New Roman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4a5c7" style:font-weight-asian="normal" style:font-weight-complex="normal"/>
    </style:style>
    <style:style style:name="T8" style:family="text">
      <style:text-properties fo:font-weight="normal" officeooo:rsid="001af120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cd4d9" style:font-weight-asian="bold" style:font-weight-complex="bold"/>
    </style:style>
    <style:style style:name="T11" style:family="text">
      <style:text-properties officeooo:rsid="0010e737"/>
    </style:style>
    <style:style style:name="T12" style:family="text">
      <style:text-properties officeooo:rsid="0012eb2d"/>
    </style:style>
    <style:style style:name="T13" style:family="text">
      <style:text-properties officeooo:rsid="001af120"/>
    </style:style>
    <style:style style:name="T1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fo:font-weight="normal" officeooo:rsid="001af120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fo:font-weight="normal" officeooo:rsid="001fd935" style:font-size-asian="14pt" style:font-weight-asian="normal" style:font-size-complex="14pt" style:font-weight-complex="normal"/>
    </style:style>
    <style:style style:name="T18" style:family="text">
      <style:text-properties officeooo:rsid="001dda9b"/>
    </style:style>
    <style:style style:name="T19" style:family="text">
      <style:text-properties officeooo:rsid="001fd9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М</text:span>ІНІСТЕРСТВО ОСВІТИ І НАУКИ УКРАЇН<text:bookmark text:name="page120R_mcid6"/><text:span text:style-name="T2">И</text:span><text:line-break/>НАЦІОНАЛЬНИЙ УНІВЕРСИТЕТ «ЛЬВІВСЬКА ПОЛІТЕХНІКА»<text:line-break/><text:span text:style-name="T3">Кафедра інформаційних систем та мереж</text:span></text:p>
      <text:p text:style-name="P8"/>
      <text:p text:style-name="P8"/>
      <text:p text:style-name="P8"/>
      <text:p text:style-name="P8"/>
      <text:p text:style-name="P8"/>
      <text:p text:style-name="P4">ЗВІТ</text:p>
      <text:p text:style-name="P13">про виконання лабораторної роботи № <text:span text:style-name="T19">4</text:span></text:p>
      <text:p text:style-name="P14"><text:span text:style-name="T5">«Розробка ASCII ART генератора для візуалізації 2D-фігур</text:span><text:span text:style-name="T4">»</text:span></text:p>
      <text:p text:style-name="P7"><text:span text:style-name="T7">з</text:span><text:span text:style-name="T6"> дисципліни "</text:span><text:span text:style-name="T8">Спеціалізовані мови програмування</text:span><text:span text:style-name="T7">”</text:span><text:span text:style-name="T9"><text:line-break/></text:span></text:p>
      <text:p text:style-name="P8"/>
      <text:p text:style-name="P9"/>
      <text:p text:style-name="P9"/>
      <text:p text:style-name="P9"/>
      <text:p text:style-name="P2"><text:span text:style-name="T2">В</text:span>икона<text:span text:style-name="T1">ла:</text:span></text:p>
      <text:p text:style-name="P10">ст. гр. <text:span text:style-name="T11">ІТ</text:span><text:span text:style-name="T12">-</text:span><text:span text:style-name="T11">3</text:span><text:span text:style-name="T12">2</text:span><text:span text:style-name="T1">,</text:span><text:line-break/><text:span text:style-name="T11">Троцько О. М.</text:span><text:span text:style-name="T1"> </text:span></text:p>
      <text:p text:style-name="P5">Прийняв:</text:p>
      <text:p text:style-name="P12">Щербак С. С.</text:p>
      <text:p text:style-name="P11"/>
      <text:p text:style-name="P11"/>
      <text:p text:style-name="P9"/>
      <text:p text:style-name="P9"/>
      <text:p text:style-name="P3"/>
      <text:p text:style-name="P1">ЛЬВІВ – 20<text:span text:style-name="T1">23</text:span></text:p>
      <text:p text:style-name="P18"><text:soft-page-break/><text:span text:style-name="T14">Мета:</text:span><text:span text:style-name="T15"> </text:span><text:span text:style-name="T17">c</text:span><text:span text:style-name="T15">творення Генератора ASCII-арту без використання зовнішніх бібліотек</text:span><text:span text:style-name="T16">.</text:span></text:p>
      <text:p text:style-name="P1">План роботи</text:p>
      <text:p text:style-name="P15"><text:span text:style-name="T9">Завдання 1: </text:span>Введення користувача</text:p>
      <text:p text:style-name="P15">Створіть програму Python, яка отримує введення користувача щодо слова або фрази, яку вони хочуть перетворити в ASCII-арт.</text:p>
      <text:p text:style-name="P15"><text:span text:style-name="T9">Завдання 2:</text:span> Набір символів</text:p>
      <text:p text:style-name="P15">Визначте набір символів (наприклад, '@', '#', '*', тощо), які будуть використовуватися для створення ASCII-арту. Ці символи будуть відображати різні відтінки.</text:p>
      <text:p text:style-name="P15"><text:span text:style-name="T9">Завдання 3: </text:span>Розміри Art-у</text:p>
      <text:p text:style-name="P15">Запитайте у користувача розміри (ширина і висота) ASCII-арту, який вони хочуть створити. Переконайтеся, що розміри в межах керованого діапазону</text:p>
      <text:p text:style-name="P15"><text:span text:style-name="T9">Завдання 4:</text:span> Функція генерації Art-у</text:p>
      <text:p text:style-name="P15">Напишіть функцію, яка генерує ASCII-арт на основі введення користувача, набору символів та розмірів. Використовуйте введення користувача, щоб визначити, які символи використовувати для кожної позиції в Art-у.</text:p>
      <text:p text:style-name="P15"><text:span text:style-name="T9">Завдання 5:</text:span> Вирівнювання тексту</text:p>
      <text:p text:style-name="P15">Реалізуйте опції вирівнювання тексту (ліво, центр, право), щоб користувачі могли вибирати, як їх ASCII-арт розміщується на екрані.</text:p>
      <text:p text:style-name="P15"><text:span text:style-name="T9">Завдання 6:</text:span> Відображення мистецтва</text:p>
      <text:p text:style-name="P15">Відобразіть створений ASCII-арт на екрані за допомогою стандартних функцій друку Python.</text:p>
      <text:p text:style-name="P15"><text:span text:style-name="T9">Завдання 7:</text:span> Збереження у файл</text:p>
      <text:p text:style-name="P15">Додайте можливість зберігати створений ASCII-арт у текстовий файл, щоб користувачі могли легко завантажувати та обмінюватися своїми творіннями.</text:p>
      <text:p text:style-name="P15"><text:span text:style-name="T9">Завдання 8:</text:span> Варіанти кольорів</text:p>
      <text:p text:style-name="P15">Дозвольте користувачам вибирати опції кольорів (чорно-білий, відтінки сірого) для свого ASCII-арту.</text:p>
      <text:p text:style-name="P15"><text:soft-page-break/><text:span text:style-name="T9">Завдання 9:</text:span> Функція попереднього перегляду</text:p>
      <text:p text:style-name="P15">Реалізуйте функцію попереднього перегляду, яка показує користувачам попередній перегляд їх ASCII-арту перед остаточним збереженням.</text:p>
      <text:p text:style-name="P15"><text:span text:style-name="T9">Завдання 10:</text:span> Інтерфейс, зрозумілий для користувача</text:p>
      <text:p text:style-name="P15">Створіть інтерфейс для користувача у командному рядку, щоб зробити програму легкою та інтуїтивно зрозумілою для використання.</text:p>
      <text:p text:style-name="P15"/>
      <text:p text:style-name="P17">Код програми:</text:p>
      <text:p text:style-name="P22"># data_from_console.py</text:p>
      <text:p text:style-name="P19">"""</text:p>
      <text:p text:style-name="P19">Console reader Module</text:p>
      <text:p text:style-name="P19"/>
      <text:p text:style-name="P19">This module provides functions for handling user input from the console.</text:p>
      <text:p text:style-name="P19">"""</text:p>
      <text:p text:style-name="P19">import curses</text:p>
      <text:p text:style-name="P19">import termcolor</text:p>
      <text:p text:style-name="P19">from shared.input_handler import InputHandler</text:p>
      <text:p text:style-name="P19"/>
      <text:p text:style-name="P19">def get_console_width():</text:p>
      <text:p text:style-name="P19"><text:s text:c="4"/>"""</text:p>
      <text:p text:style-name="P19"><text:s text:c="4"/>Get the width of the console.</text:p>
      <text:p text:style-name="P19"/>
      <text:p text:style-name="P19"><text:s text:c="4"/>Returns:</text:p>
      <text:p text:style-name="P19"><text:s text:c="8"/>int: The width of the console.</text:p>
      <text:p text:style-name="P19"><text:s text:c="4"/>"""</text:p>
      <text:p text:style-name="P19"><text:s text:c="4"/>stdscr = curses.initscr()</text:p>
      <text:p text:style-name="P19"><text:s text:c="4"/>rows, columns = stdscr.getmaxyx()</text:p>
      <text:p text:style-name="P19"><text:s text:c="4"/>curses.endwin()</text:p>
      <text:p text:style-name="P19"><text:s text:c="4"/>return columns</text:p>
      <text:p text:style-name="P19"/>
      <text:p text:style-name="P19"/>
      <text:p text:style-name="P19">def get_text_from_console():</text:p>
      <text:p text:style-name="P19"><text:s text:c="4"/>"""</text:p>
      <text:p text:style-name="P19"><text:s text:c="4"/>Get text input from the console.</text:p>
      <text:p text:style-name="P19"/>
      <text:p text:style-name="P19"><text:s text:c="4"/>Returns:</text:p>
      <text:p text:style-name="P19"><text:soft-page-break/><text:s text:c="8"/>str: The text entered by the user.</text:p>
      <text:p text:style-name="P19"><text:s text:c="4"/>"""</text:p>
      <text:p text:style-name="P19"><text:s text:c="4"/>text = InputHandler().get_str_input("Enter text")</text:p>
      <text:p text:style-name="P19"><text:s text:c="4"/>return text</text:p>
      <text:p text:style-name="P19"/>
      <text:p text:style-name="P19">def get_width_and_height_from_console():</text:p>
      <text:p text:style-name="P19"><text:s text:c="4"/>"""</text:p>
      <text:p text:style-name="P19"><text:s text:c="4"/>Get width and height input from the console.</text:p>
      <text:p text:style-name="P19"/>
      <text:p text:style-name="P19"><text:s text:c="4"/>Returns:</text:p>
      <text:p text:style-name="P19"><text:s text:c="8"/>tuple: A tuple containing the width and height entered by the user.</text:p>
      <text:p text:style-name="P19"><text:s text:c="4"/>"""</text:p>
      <text:p text:style-name="P19"><text:s text:c="4"/>width = InputHandler().get_int_input("Enter width (min 5)")</text:p>
      <text:p text:style-name="P19"><text:s text:c="4"/>height = InputHandler().get_int_input("Enter height(min 5)")</text:p>
      <text:p text:style-name="P19"><text:s text:c="4"/>width, height = check_width_and_height(width, height)</text:p>
      <text:p text:style-name="P19"><text:s text:c="4"/>return width, height</text:p>
      <text:p text:style-name="P19"/>
      <text:p text:style-name="P19">def check_width_and_height(width, height):</text:p>
      <text:p text:style-name="P19"><text:s text:c="4"/>"""</text:p>
      <text:p text:style-name="P19"><text:s text:c="4"/>Check if the width and height are valid.</text:p>
      <text:p text:style-name="P19"/>
      <text:p text:style-name="P19"><text:s text:c="4"/>Args:</text:p>
      <text:p text:style-name="P19"><text:s text:c="8"/>width (int): The width entered by the user.</text:p>
      <text:p text:style-name="P19"><text:s text:c="8"/>height (int): The height entered by the user.</text:p>
      <text:p text:style-name="P19"/>
      <text:p text:style-name="P19"><text:s text:c="4"/>Returns:</text:p>
      <text:p text:style-name="P19"><text:s text:c="8"/>tuple: A tuple containing the valid width and height.</text:p>
      <text:p text:style-name="P19"><text:s text:c="4"/>"""</text:p>
      <text:p text:style-name="P19"><text:s text:c="4"/>if width &gt; get_console_width():</text:p>
      <text:p text:style-name="P19"><text:s text:c="8"/>print("Width is too big (min 5)!\n")</text:p>
      <text:p text:style-name="P19"><text:s text:c="8"/>return get_width_and_height_from_console()</text:p>
      <text:p text:style-name="P19"><text:s text:c="4"/>if width &lt; 5 or height &lt; 5:</text:p>
      <text:p text:style-name="P19"><text:s text:c="8"/>print("Width and height should be at least 5!\n")</text:p>
      <text:p text:style-name="P19"><text:s text:c="8"/>return get_width_and_height_from_console()</text:p>
      <text:p text:style-name="P19"><text:s text:c="4"/>return width, height</text:p>
      <text:p text:style-name="P19"/>
      <text:p text:style-name="P19">def get_symbol_from_console():</text:p>
      <text:p text:style-name="P19"><text:s text:c="4"/>"""</text:p>
      <text:p text:style-name="P19"><text:s text:c="4"/>Get a symbol input from the console.</text:p>
      <text:p text:style-name="P19"/>
      <text:p text:style-name="P19"><text:soft-page-break/><text:s text:c="4"/>Returns:</text:p>
      <text:p text:style-name="P19"><text:s text:c="8"/>str: The symbol entered by the user.</text:p>
      <text:p text:style-name="P19"><text:s text:c="4"/>"""</text:p>
      <text:p text:style-name="P19"><text:s text:c="4"/>symbol = InputHandler().get_one_char_input("Enter one symbol (e.g. '@', '#', '*')")</text:p>
      <text:p text:style-name="P19"><text:s text:c="4"/>return symbol</text:p>
      <text:p text:style-name="P19"/>
      <text:p text:style-name="P19">def get_color_from_console():</text:p>
      <text:p text:style-name="P19"><text:s text:c="4"/>"""</text:p>
      <text:p text:style-name="P19"><text:s text:c="4"/>Get a color input from the console.</text:p>
      <text:p text:style-name="P19"/>
      <text:p text:style-name="P19"><text:s text:c="4"/>Returns:</text:p>
      <text:p text:style-name="P19"><text:s text:c="8"/>str: The color entered by the user.</text:p>
      <text:p text:style-name="P19"><text:s text:c="4"/>"""</text:p>
      <text:p text:style-name="P19"><text:s text:c="4"/>color = InputHandler().get_one_of_list_input("Enter color name [ red, green, blue, yellow, white ]", termcolor.COLORS)</text:p>
      <text:p text:style-name="P19"><text:s text:c="4"/>return color</text:p>
      <text:p text:style-name="P19"/>
      <text:p text:style-name="P19">def get_justify_from_console():</text:p>
      <text:p text:style-name="P19"><text:s text:c="4"/>"""</text:p>
      <text:p text:style-name="P19"><text:s text:c="4"/>Get a justify input from the console.</text:p>
      <text:p text:style-name="P19"/>
      <text:p text:style-name="P19"><text:s text:c="4"/>Returns:</text:p>
      <text:p text:style-name="P19"><text:s text:c="8"/>str: The justify entered by the user.</text:p>
      <text:p text:style-name="P19"><text:s text:c="4"/>"""</text:p>
      <text:p text:style-name="P19"><text:s text:c="4"/>justify_list = ["left", "center", "right"]</text:p>
      <text:p text:style-name="P19"><text:s text:c="4"/>justify = InputHandler().get_one_of_list_input("Enter justify (left, center, right)" , justify_list)</text:p>
      <text:p text:style-name="P19"><text:s text:c="4"/>return justify <text:s text:c="5"/></text:p>
      <text:p text:style-name="P19"><text:s text:c="4"/></text:p>
      <text:p text:style-name="P19">def get_size_from_console():</text:p>
      <text:p text:style-name="P19"><text:s text:c="4"/>"""</text:p>
      <text:p text:style-name="P19"><text:s text:c="4"/>Get a size input from the console.</text:p>
      <text:p text:style-name="P19"/>
      <text:p text:style-name="P19"><text:s text:c="4"/>Returns:</text:p>
      <text:p text:style-name="P19"><text:s text:c="8"/>int: The size entered by the user.</text:p>
      <text:p text:style-name="P19"><text:s text:c="4"/>"""</text:p>
      <text:p text:style-name="P19"><text:s text:c="4"/>size = InputHandler().get_int_input("Enter size (min 6)")</text:p>
      <text:p text:style-name="P19"><text:s text:c="4"/>size = check_size(size)</text:p>
      <text:p text:style-name="P19"><text:s text:c="4"/>return size</text:p>
      <text:p text:style-name="P19"><text:soft-page-break/></text:p>
      <text:p text:style-name="P19">def check_size(size):</text:p>
      <text:p text:style-name="P19"><text:s text:c="4"/>"""</text:p>
      <text:p text:style-name="P19"><text:s text:c="4"/>Check if the size is valid.</text:p>
      <text:p text:style-name="P19"/>
      <text:p text:style-name="P19"><text:s text:c="4"/>Args:</text:p>
      <text:p text:style-name="P19"><text:s text:c="8"/>size (int): The size entered by the user.</text:p>
      <text:p text:style-name="P19"/>
      <text:p text:style-name="P19"><text:s text:c="4"/>Returns:</text:p>
      <text:p text:style-name="P19"><text:s text:c="8"/>int: The valid size.</text:p>
      <text:p text:style-name="P19"><text:s text:c="4"/>"""</text:p>
      <text:p text:style-name="P19"><text:s text:c="4"/>if size &gt; get_console_width():</text:p>
      <text:p text:style-name="P19"><text:s text:c="8"/>print("Size is too big (min 6)!\n")</text:p>
      <text:p text:style-name="P19"><text:s text:c="8"/>return get_size_from_console()</text:p>
      <text:p text:style-name="P19"><text:s text:c="4"/>if size &lt; 6:</text:p>
      <text:p text:style-name="P19"><text:s text:c="8"/>print("Size should be at least 6!\n")</text:p>
      <text:p text:style-name="P19"><text:s text:c="8"/>return get_size_from_console()</text:p>
      <text:p text:style-name="P19"><text:s text:c="4"/>return size</text:p>
      <text:p text:style-name="P19"/>
      <text:p text:style-name="P22"># <text:span text:style-name="T19">art_size</text:span>.py</text:p>
      <text:p text:style-name="P21">"""</text:p>
      <text:p text:style-name="P21">ArtSize module</text:p>
      <text:p text:style-name="P21"/>
      <text:p text:style-name="P21">This module defines the ArtSize class, which represents the size of an art.</text:p>
      <text:p text:style-name="P21">"""</text:p>
      <text:p text:style-name="P21">import numpy as np</text:p>
      <text:p text:style-name="P21">from shared.settings import get_lab_settings</text:p>
      <text:p text:style-name="P21"/>
      <text:p text:style-name="P21">settings = get_lab_settings("lab4")</text:p>
      <text:p text:style-name="P21">DEFAULT_ART_SETTINGS = settings["default_art_settings"]</text:p>
      <text:p text:style-name="P21">DEFAULT_WIDTH = DEFAULT_ART_SETTINGS["width"]</text:p>
      <text:p text:style-name="P21">DEFAULT_HEIGHT = DEFAULT_ART_SETTINGS["height"]</text:p>
      <text:p text:style-name="P21"/>
      <text:p text:style-name="P21">class ArtSize:</text:p>
      <text:p text:style-name="P21"><text:s text:c="4"/>"""</text:p>
      <text:p text:style-name="P21"><text:s text:c="4"/>A class representing the size of an art.</text:p>
      <text:p text:style-name="P21"/>
      <text:p text:style-name="P21"><text:s text:c="4"/>Attributes:</text:p>
      <text:p text:style-name="P21"><text:s text:c="8"/>_width (int): The width of the art.</text:p>
      <text:p text:style-name="P21"><text:s text:c="8"/>_height (int): The height of the art.</text:p>
      <text:p text:style-name="P21"><text:soft-page-break/><text:s text:c="8"/>_chars (list): The characters representing the art.</text:p>
      <text:p text:style-name="P21"><text:s text:c="4"/>"""</text:p>
      <text:p text:style-name="P21"/>
      <text:p text:style-name="P21"><text:s text:c="4"/>def __init__(self, width=DEFAULT_WIDTH, height=DEFAULT_HEIGHT):</text:p>
      <text:p text:style-name="P21"><text:s text:c="8"/>"""</text:p>
      <text:p text:style-name="P21"><text:s text:c="8"/>Initializes the ArtSize object.</text:p>
      <text:p text:style-name="P21"/>
      <text:p text:style-name="P21"><text:s text:c="8"/>Args:</text:p>
      <text:p text:style-name="P21"><text:s text:c="12"/>width (int): The width of the art. Defaults to DEFAULT_WIDTH.</text:p>
      <text:p text:style-name="P21"><text:s text:c="12"/>height (int): The height of the art. Defaults to DEFAULT_HEIGHT.</text:p>
      <text:p text:style-name="P21"><text:s text:c="8"/>"""</text:p>
      <text:p text:style-name="P21"><text:s text:c="8"/>self._width = width</text:p>
      <text:p text:style-name="P21"><text:s text:c="8"/>self._height = height</text:p>
      <text:p text:style-name="P21"><text:s text:c="8"/>self._chars = None</text:p>
      <text:p text:style-name="P21"/>
      <text:p text:style-name="P21"><text:s text:c="4"/>def __str__(self):</text:p>
      <text:p text:style-name="P21"><text:s text:c="8"/>"""</text:p>
      <text:p text:style-name="P21"><text:s text:c="8"/>Returns a string representation of the ArtSize object.</text:p>
      <text:p text:style-name="P21"/>
      <text:p text:style-name="P21"><text:s text:c="8"/>Returns:</text:p>
      <text:p text:style-name="P21"><text:s text:c="12"/>str: The string representation of the ArtSize object.</text:p>
      <text:p text:style-name="P21"><text:s text:c="8"/>"""</text:p>
      <text:p text:style-name="P21"><text:s text:c="8"/>return f"Width: {self._width} \nHeight: {self._height}"</text:p>
      <text:p text:style-name="P21"/>
      <text:p text:style-name="P21"><text:s text:c="4"/>def set_width(self, width):</text:p>
      <text:p text:style-name="P21"><text:s text:c="8"/>"""</text:p>
      <text:p text:style-name="P21"><text:s text:c="8"/>Sets the width of the art.</text:p>
      <text:p text:style-name="P21"/>
      <text:p text:style-name="P21"><text:s text:c="8"/>Args:</text:p>
      <text:p text:style-name="P21"><text:s text:c="12"/>width (int): The width of the art.</text:p>
      <text:p text:style-name="P21"><text:s text:c="8"/>"""</text:p>
      <text:p text:style-name="P21"><text:s text:c="8"/>self._width = width</text:p>
      <text:p text:style-name="P21"/>
      <text:p text:style-name="P21"><text:s text:c="4"/>def set_height(self, height):</text:p>
      <text:p text:style-name="P21"><text:s text:c="8"/>"""</text:p>
      <text:p text:style-name="P21"><text:s text:c="8"/>Sets the height of the art.</text:p>
      <text:p text:style-name="P21"/>
      <text:p text:style-name="P21"><text:s text:c="8"/>Args:</text:p>
      <text:p text:style-name="P21"><text:s text:c="12"/>height (int): The height of the art.</text:p>
      <text:p text:style-name="P21"><text:s text:c="8"/>"""</text:p>
      <text:p text:style-name="P21"><text:soft-page-break/><text:s text:c="8"/>self._height = height</text:p>
      <text:p text:style-name="P21"/>
      <text:p text:style-name="P21"><text:s text:c="4"/>def set_chars(self, chars):</text:p>
      <text:p text:style-name="P21"><text:s text:c="8"/>"""</text:p>
      <text:p text:style-name="P21"><text:s text:c="8"/>Sets the characters representing the art.</text:p>
      <text:p text:style-name="P21"/>
      <text:p text:style-name="P21"><text:s text:c="8"/>Args:</text:p>
      <text:p text:style-name="P21"><text:s text:c="12"/>chars (list): The characters representing the art.</text:p>
      <text:p text:style-name="P21"><text:s text:c="8"/>"""</text:p>
      <text:p text:style-name="P21"><text:s text:c="8"/>self._chars = chars</text:p>
      <text:p text:style-name="P21"/>
      <text:p text:style-name="P21"><text:s text:c="4"/>def get_width(self):</text:p>
      <text:p text:style-name="P21"><text:s text:c="8"/>"""</text:p>
      <text:p text:style-name="P21"><text:s text:c="8"/>Returns the width of the art.</text:p>
      <text:p text:style-name="P21"/>
      <text:p text:style-name="P21"><text:s text:c="8"/>Returns:</text:p>
      <text:p text:style-name="P21"><text:s text:c="12"/>int: The width of the art.</text:p>
      <text:p text:style-name="P21"><text:s text:c="8"/>"""</text:p>
      <text:p text:style-name="P21"><text:s text:c="8"/>return self._width</text:p>
      <text:p text:style-name="P21"><text:s text:c="4"/></text:p>
      <text:p text:style-name="P21"><text:s text:c="4"/>def get_height(self):</text:p>
      <text:p text:style-name="P21"><text:s text:c="8"/>"""</text:p>
      <text:p text:style-name="P21"><text:s text:c="8"/>Returns the height of the art.</text:p>
      <text:p text:style-name="P21"/>
      <text:p text:style-name="P21"><text:s text:c="8"/>Returns:</text:p>
      <text:p text:style-name="P21"><text:s text:c="12"/>int: The height of the art.</text:p>
      <text:p text:style-name="P21"><text:s text:c="8"/>"""</text:p>
      <text:p text:style-name="P21"><text:s text:c="8"/>return self._height</text:p>
      <text:p text:style-name="P21"><text:s text:c="4"/></text:p>
      <text:p text:style-name="P21"><text:s text:c="4"/>def get_chars(self):</text:p>
      <text:p text:style-name="P21"><text:s text:c="8"/>"""</text:p>
      <text:p text:style-name="P21"><text:s text:c="8"/>Returns the characters representing the art.</text:p>
      <text:p text:style-name="P21"/>
      <text:p text:style-name="P21"><text:s text:c="8"/>Returns:</text:p>
      <text:p text:style-name="P21"><text:s text:c="12"/>list: The characters representing the art.</text:p>
      <text:p text:style-name="P21"><text:s text:c="8"/>"""</text:p>
      <text:p text:style-name="P21"><text:s text:c="8"/>return self._chars</text:p>
      <text:p text:style-name="P21"/>
      <text:p text:style-name="P21"><text:s text:c="4"/>def get_resized_chars(self):</text:p>
      <text:p text:style-name="P21"><text:s text:c="8"/>"""</text:p>
      <text:p text:style-name="P21"><text:soft-page-break/><text:s text:c="8"/>Returns the resized characters representing the art.</text:p>
      <text:p text:style-name="P21"/>
      <text:p text:style-name="P21"><text:s text:c="8"/>Returns:</text:p>
      <text:p text:style-name="P21"><text:s text:c="12"/>list: The resized characters representing the art.</text:p>
      <text:p text:style-name="P21"><text:s text:c="8"/>"""</text:p>
      <text:p text:style-name="P21"><text:s text:c="8"/>resized_chars = []</text:p>
      <text:p text:style-name="P21"><text:s text:c="8"/>if self._chars is None:</text:p>
      <text:p text:style-name="P21"><text:s text:c="12"/>return "No chars to resize"</text:p>
      <text:p text:style-name="P21"><text:s text:c="8"/>for char in self._chars:</text:p>
      <text:p text:style-name="P21"><text:s text:c="12"/>resized_chars.append(self.__change_char_size(char))</text:p>
      <text:p text:style-name="P21"><text:s text:c="8"/></text:p>
      <text:p text:style-name="P21"><text:s text:c="8"/>self._chars = resized_chars</text:p>
      <text:p text:style-name="P21"><text:s text:c="8"/>return resized_chars</text:p>
      <text:p text:style-name="P21"/>
      <text:p text:style-name="P21"><text:s text:c="4"/>def __change_char_size(self, matrix):</text:p>
      <text:p text:style-name="P21"><text:s text:c="8"/>"""</text:p>
      <text:p text:style-name="P21"><text:s text:c="8"/>Changes the size of a character matrix.</text:p>
      <text:p text:style-name="P21"/>
      <text:p text:style-name="P21"><text:s text:c="8"/>Args:</text:p>
      <text:p text:style-name="P21"><text:s text:c="12"/>matrix (list): The character matrix to resize.</text:p>
      <text:p text:style-name="P21"/>
      <text:p text:style-name="P21"><text:s text:c="8"/>Returns:</text:p>
      <text:p text:style-name="P21"><text:s text:c="12"/>list: The resized character matrix.</text:p>
      <text:p text:style-name="P21"><text:s text:c="8"/>"""</text:p>
      <text:p text:style-name="P21"><text:s text:c="8"/>matrix = self.__change_height(matrix)</text:p>
      <text:p text:style-name="P21"><text:s text:c="8"/>matrix = self.__change_width(matrix)</text:p>
      <text:p text:style-name="P21"><text:s text:c="8"/>return matrix</text:p>
      <text:p text:style-name="P21"/>
      <text:p text:style-name="P21"><text:s text:c="4"/>def __change_width(self, matrix):</text:p>
      <text:p text:style-name="P21"><text:s text:c="8"/>"""</text:p>
      <text:p text:style-name="P21"><text:s text:c="8"/>Changes the width of a character matrix.</text:p>
      <text:p text:style-name="P21"/>
      <text:p text:style-name="P21"><text:s text:c="8"/>Args:</text:p>
      <text:p text:style-name="P21"><text:s text:c="12"/>matrix (list): The character matrix to resize.</text:p>
      <text:p text:style-name="P21"/>
      <text:p text:style-name="P21"><text:s text:c="8"/>Returns:</text:p>
      <text:p text:style-name="P21"><text:s text:c="12"/>list: The resized character matrix.</text:p>
      <text:p text:style-name="P21"><text:s text:c="8"/>"""</text:p>
      <text:p text:style-name="P21"><text:s text:c="8"/>if self._width &lt;= 5:</text:p>
      <text:p text:style-name="P21"><text:s text:c="12"/>return matrix</text:p>
      <text:p text:style-name="P21"><text:soft-page-break/><text:s text:c="8"/></text:p>
      <text:p text:style-name="P21"><text:s text:c="8"/>columns_to_add = self._width-5</text:p>
      <text:p text:style-name="P21"><text:s text:c="8"/>column_index = round(len(matrix[0])/2)</text:p>
      <text:p text:style-name="P21"><text:s text:c="8"/>column_to_add = [row[column_index] for row in matrix]</text:p>
      <text:p text:style-name="P21"><text:s text:c="8"/>np_matrix = np.array(matrix)</text:p>
      <text:p text:style-name="P21"><text:s text:c="8"/></text:p>
      <text:p text:style-name="P21"><text:s text:c="8"/>for i in range(columns_to_add):</text:p>
      <text:p text:style-name="P21"><text:s text:c="12"/>np_matrix = np.insert(np_matrix, column_index, column_to_add, axis=1)</text:p>
      <text:p text:style-name="P21"/>
      <text:p text:style-name="P21"><text:s text:c="8"/>matrix = np_matrix.tolist()</text:p>
      <text:p text:style-name="P21"><text:s text:c="8"/>return matrix</text:p>
      <text:p text:style-name="P21"/>
      <text:p text:style-name="P21"><text:s text:c="4"/>def __change_height(self, matrix):</text:p>
      <text:p text:style-name="P21"><text:s text:c="8"/>"""</text:p>
      <text:p text:style-name="P21"><text:s text:c="8"/>Changes the height of a character matrix.</text:p>
      <text:p text:style-name="P21"/>
      <text:p text:style-name="P21"><text:s text:c="8"/>Args:</text:p>
      <text:p text:style-name="P21"><text:s text:c="12"/>matrix (list): The character matrix to resize.</text:p>
      <text:p text:style-name="P21"/>
      <text:p text:style-name="P21"><text:s text:c="8"/>Returns:</text:p>
      <text:p text:style-name="P21"><text:s text:c="12"/>list: The resized character matrix.</text:p>
      <text:p text:style-name="P21"><text:s text:c="8"/>"""</text:p>
      <text:p text:style-name="P21"><text:s text:c="8"/>if self._height &lt;= 5:</text:p>
      <text:p text:style-name="P21"><text:s text:c="12"/>return matrix</text:p>
      <text:p text:style-name="P21"><text:s text:c="8"/></text:p>
      <text:p text:style-name="P21"><text:s text:c="8"/>lines_to_add = round((self._height-5)/2)</text:p>
      <text:p text:style-name="P21"><text:s text:c="8"/>top_line = matrix[1]</text:p>
      <text:p text:style-name="P21"><text:s text:c="8"/>bottom_line = matrix[len(matrix) - 2]</text:p>
      <text:p text:style-name="P21"/>
      <text:p text:style-name="P21"><text:s text:c="8"/>np_matrix = np.array(matrix)</text:p>
      <text:p text:style-name="P21"/>
      <text:p text:style-name="P21"><text:s text:c="8"/>for i in range(lines_to_add):</text:p>
      <text:p text:style-name="P21"><text:s text:c="12"/>top_row_index = 1</text:p>
      <text:p text:style-name="P21"><text:s text:c="12"/>bottom_row_index = np_matrix.shape[0] - 1</text:p>
      <text:p text:style-name="P21"><text:s text:c="12"/>np_matrix = np.insert(np_matrix, top_row_index, top_line, axis=0)</text:p>
      <text:p text:style-name="P21"><text:s text:c="12"/>np_matrix = np.insert(np_matrix, bottom_row_index, bottom_line, axis=0)</text:p>
      <text:p text:style-name="P21"/>
      <text:p text:style-name="P21"><text:s text:c="8"/>matrix = np_matrix.tolist()</text:p>
      <text:p text:style-name="P21"><text:s text:c="8"/>return matrix</text:p>
      <text:p text:style-name="P22"><text:s text:c="4"/></text:p>
      <text:p text:style-name="P22"><text:soft-page-break/># <text:span text:style-name="T19">art</text:span>_settings.py</text:p>
      <text:p text:style-name="P21">"""</text:p>
      <text:p text:style-name="P21">ArtSettings Module</text:p>
      <text:p text:style-name="P21"/>
      <text:p text:style-name="P21">This module defines the ArtSettings class, which represents the settings for creating art. </text:p>
      <text:p text:style-name="P21">It includes methods for initializing settings, getting and setting individual settings, </text:p>
      <text:p text:style-name="P21">changing settings interactively through the console, and viewing the current settings.</text:p>
      <text:p text:style-name="P21">"""</text:p>
      <text:p text:style-name="P21">from UI.menu import Menu</text:p>
      <text:p text:style-name="P21">from UI.menu_item import Item</text:p>
      <text:p text:style-name="P21">from shared.settings import get_lab_settings</text:p>
      <text:p text:style-name="P21">from classes.lab4.art_settings.art_size import ArtSize</text:p>
      <text:p text:style-name="P21">from classes.lab4.console_reader.data_from_console import get_width_and_height_from_console, get_symbol_from_console, get_justify_from_console, get_color_from_console</text:p>
      <text:p text:style-name="P21"/>
      <text:p text:style-name="P21">settings = get_lab_settings("lab4")</text:p>
      <text:p text:style-name="P21">DEFAULT_ART_SETTINGS = settings["default_art_settings"]</text:p>
      <text:p text:style-name="P21">DEFAULT_WIDTH = DEFAULT_ART_SETTINGS["width"]</text:p>
      <text:p text:style-name="P21">DEFAULT_HEIGHT = DEFAULT_ART_SETTINGS["height"]</text:p>
      <text:p text:style-name="P21">DEFAULT_JUSTIFY = DEFAULT_ART_SETTINGS["justify"]</text:p>
      <text:p text:style-name="P21">DEFAULT_COLOR = DEFAULT_ART_SETTINGS["color"]</text:p>
      <text:p text:style-name="P21">DEFAULT_SYMBOL = DEFAULT_ART_SETTINGS["symbol"]</text:p>
      <text:p text:style-name="P21"/>
      <text:p text:style-name="P21">class ArtSettings:</text:p>
      <text:p text:style-name="P21"><text:s text:c="4"/>"""</text:p>
      <text:p text:style-name="P21"><text:s text:c="4"/>Represents the settings for creating art.</text:p>
      <text:p text:style-name="P21"/>
      <text:p text:style-name="P21"><text:s text:c="4"/>Attributes:</text:p>
      <text:p text:style-name="P21"><text:s text:c="8"/>_symbol (str): The symbol used for the art.</text:p>
      <text:p text:style-name="P21"><text:s text:c="8"/>_size (ArtSize): The size of the art.</text:p>
      <text:p text:style-name="P21"><text:s text:c="8"/>_justify (str): The justification of the art.</text:p>
      <text:p text:style-name="P21"><text:s text:c="8"/>_color (str): The color of the art.</text:p>
      <text:p text:style-name="P21"><text:s text:c="4"/>"""</text:p>
      <text:p text:style-name="P21"/>
      <text:p text:style-name="P21"><text:s text:c="4"/>def __init__(self, symbol=DEFAULT_SYMBOL, width=DEFAULT_WIDTH, height=DEFAULT_HEIGHT, justify=DEFAULT_JUSTIFY, color=DEFAULT_COLOR):</text:p>
      <text:p text:style-name="P21"><text:soft-page-break/><text:s text:c="8"/>"""</text:p>
      <text:p text:style-name="P21"><text:s text:c="8"/>Initialize the ArtSettings object.</text:p>
      <text:p text:style-name="P21"/>
      <text:p text:style-name="P21"><text:s text:c="8"/>Args:</text:p>
      <text:p text:style-name="P21"><text:s text:c="12"/>symbol (str): The symbol used for the art.</text:p>
      <text:p text:style-name="P21"><text:s text:c="12"/>width (int): The width of the art.</text:p>
      <text:p text:style-name="P21"><text:s text:c="12"/>height (int): The height of the art.</text:p>
      <text:p text:style-name="P21"><text:s text:c="12"/>justify (str): The justification of the art.</text:p>
      <text:p text:style-name="P21"><text:s text:c="12"/>color (str): The color of the art.</text:p>
      <text:p text:style-name="P21"><text:s text:c="8"/>"""</text:p>
      <text:p text:style-name="P21"><text:s text:c="8"/>self._symbol = symbol</text:p>
      <text:p text:style-name="P21"><text:s text:c="8"/>self._size = ArtSize(width, height)</text:p>
      <text:p text:style-name="P21"><text:s text:c="8"/>self._justify = justify</text:p>
      <text:p text:style-name="P21"><text:s text:c="8"/>self._color = color</text:p>
      <text:p text:style-name="P21"/>
      <text:p text:style-name="P21"><text:s text:c="4"/>def __str__(self):</text:p>
      <text:p text:style-name="P21"><text:s text:c="8"/>"""</text:p>
      <text:p text:style-name="P21"><text:s text:c="8"/>Return a string representation of the ArtSettings object.</text:p>
      <text:p text:style-name="P21"/>
      <text:p text:style-name="P21"><text:s text:c="8"/>Returns:</text:p>
      <text:p text:style-name="P21"><text:s text:c="12"/>str: The string representation of the ArtSettings object.</text:p>
      <text:p text:style-name="P21"><text:s text:c="8"/>"""</text:p>
      <text:p text:style-name="P21"><text:s text:c="8"/>return f"Symbol: {self._symbol} \n{self._size} \nJustify: {self._justify} \nColor: {self._color}"</text:p>
      <text:p text:style-name="P21"/>
      <text:p text:style-name="P21"><text:s text:c="4"/>def get_symbol(self):</text:p>
      <text:p text:style-name="P21"><text:s text:c="8"/>"""</text:p>
      <text:p text:style-name="P21"><text:s text:c="8"/>Get the symbol used for the art.</text:p>
      <text:p text:style-name="P21"/>
      <text:p text:style-name="P21"><text:s text:c="8"/>Returns:</text:p>
      <text:p text:style-name="P21"><text:s text:c="12"/>str: The symbol used for the art.</text:p>
      <text:p text:style-name="P21"><text:s text:c="8"/>"""</text:p>
      <text:p text:style-name="P21"><text:s text:c="8"/>return self._symbol</text:p>
      <text:p text:style-name="P21"><text:s text:c="4"/></text:p>
      <text:p text:style-name="P21"><text:s text:c="4"/>def get_size(self):</text:p>
      <text:p text:style-name="P21"><text:s text:c="8"/>"""</text:p>
      <text:p text:style-name="P21"><text:s text:c="8"/>Get the size of the art.</text:p>
      <text:p text:style-name="P21"/>
      <text:p text:style-name="P21"><text:s text:c="8"/>Returns:</text:p>
      <text:p text:style-name="P21"><text:s text:c="12"/>ArtSize: The size of the art.</text:p>
      <text:p text:style-name="P21"><text:soft-page-break/><text:s text:c="8"/>"""</text:p>
      <text:p text:style-name="P21"><text:s text:c="8"/>return self._size</text:p>
      <text:p text:style-name="P21"><text:s text:c="4"/></text:p>
      <text:p text:style-name="P21"><text:s text:c="4"/>def get_justify(self):</text:p>
      <text:p text:style-name="P21"><text:s text:c="8"/>"""</text:p>
      <text:p text:style-name="P21"><text:s text:c="8"/>Get the justification of the art.</text:p>
      <text:p text:style-name="P21"/>
      <text:p text:style-name="P21"><text:s text:c="8"/>Returns:</text:p>
      <text:p text:style-name="P21"><text:s text:c="12"/>str: The justification of the art.</text:p>
      <text:p text:style-name="P21"><text:s text:c="8"/>"""</text:p>
      <text:p text:style-name="P21"><text:s text:c="8"/>return self._justify</text:p>
      <text:p text:style-name="P21"><text:s text:c="4"/></text:p>
      <text:p text:style-name="P21"><text:s text:c="4"/>def get_color(self):</text:p>
      <text:p text:style-name="P21"><text:s text:c="8"/>"""</text:p>
      <text:p text:style-name="P21"><text:s text:c="8"/>Get the color of the art.</text:p>
      <text:p text:style-name="P21"/>
      <text:p text:style-name="P21"><text:s text:c="8"/>Returns:</text:p>
      <text:p text:style-name="P21"><text:s text:c="12"/>str: The color of the art.</text:p>
      <text:p text:style-name="P21"><text:s text:c="8"/>"""</text:p>
      <text:p text:style-name="P21"><text:s text:c="8"/>return self._color</text:p>
      <text:p text:style-name="P21"><text:s text:c="4"/></text:p>
      <text:p text:style-name="P21"><text:s text:c="4"/>def set_symbol(self, symbol):</text:p>
      <text:p text:style-name="P21"><text:s text:c="8"/>"""</text:p>
      <text:p text:style-name="P21"><text:s text:c="8"/>Set the symbol used for the art.</text:p>
      <text:p text:style-name="P21"/>
      <text:p text:style-name="P21"><text:s text:c="8"/>Args:</text:p>
      <text:p text:style-name="P21"><text:s text:c="12"/>symbol (str): The symbol used for the art.</text:p>
      <text:p text:style-name="P21"><text:s text:c="8"/>"""</text:p>
      <text:p text:style-name="P21"><text:s text:c="8"/>self._symbol = symbol</text:p>
      <text:p text:style-name="P21"/>
      <text:p text:style-name="P21"><text:s text:c="4"/>def set_size(self, size):</text:p>
      <text:p text:style-name="P21"><text:s text:c="8"/>"""</text:p>
      <text:p text:style-name="P21"><text:s text:c="8"/>Set the size of the art.</text:p>
      <text:p text:style-name="P21"/>
      <text:p text:style-name="P21"><text:s text:c="8"/>Args:</text:p>
      <text:p text:style-name="P21"><text:s text:c="12"/>size (ArtSize): The size of the art.</text:p>
      <text:p text:style-name="P21"><text:s text:c="8"/>"""</text:p>
      <text:p text:style-name="P21"><text:s text:c="8"/>self._size = size</text:p>
      <text:p text:style-name="P21"/>
      <text:p text:style-name="P21"><text:s text:c="4"/>def set_justify(self, justify):</text:p>
      <text:p text:style-name="P21"><text:soft-page-break/><text:s text:c="8"/>"""</text:p>
      <text:p text:style-name="P21"><text:s text:c="8"/>Set the justification of the art.</text:p>
      <text:p text:style-name="P21"/>
      <text:p text:style-name="P21"><text:s text:c="8"/>Args:</text:p>
      <text:p text:style-name="P21"><text:s text:c="12"/>justify (str): The justification of the art.</text:p>
      <text:p text:style-name="P21"><text:s text:c="8"/>"""</text:p>
      <text:p text:style-name="P21"><text:s text:c="8"/>self._justify = justify</text:p>
      <text:p text:style-name="P21"/>
      <text:p text:style-name="P21"><text:s text:c="4"/>def set_color(self, color):</text:p>
      <text:p text:style-name="P21"><text:s text:c="8"/>"""</text:p>
      <text:p text:style-name="P21"><text:s text:c="8"/>Set the color of the art.</text:p>
      <text:p text:style-name="P21"/>
      <text:p text:style-name="P21"><text:s text:c="8"/>Args:</text:p>
      <text:p text:style-name="P21"><text:s text:c="12"/>color (str): The color of the art.</text:p>
      <text:p text:style-name="P21"><text:s text:c="8"/>"""</text:p>
      <text:p text:style-name="P21"><text:s text:c="8"/>self._color = color</text:p>
      <text:p text:style-name="P21"/>
      <text:p text:style-name="P21"><text:s text:c="4"/>def change_size(self):</text:p>
      <text:p text:style-name="P21"><text:s text:c="8"/>"""</text:p>
      <text:p text:style-name="P21"><text:s text:c="8"/>Change the size of the art by getting the width and height from the console.</text:p>
      <text:p text:style-name="P21"><text:s text:c="8"/>"""</text:p>
      <text:p text:style-name="P21"><text:s text:c="8"/>width, height = get_width_and_height_from_console()</text:p>
      <text:p text:style-name="P21"><text:s text:c="8"/>self._size.set_width(width)</text:p>
      <text:p text:style-name="P21"><text:s text:c="8"/>self._size.set_height(height)</text:p>
      <text:p text:style-name="P21"/>
      <text:p text:style-name="P21"><text:s text:c="4"/>def change_symbol(self):</text:p>
      <text:p text:style-name="P21"><text:s text:c="8"/>"""</text:p>
      <text:p text:style-name="P21"><text:s text:c="8"/>Change the symbol used for the art by getting it from the console.</text:p>
      <text:p text:style-name="P21"><text:s text:c="8"/>"""</text:p>
      <text:p text:style-name="P21"><text:s text:c="8"/>self._symbol = get_symbol_from_console()</text:p>
      <text:p text:style-name="P21"><text:s text:c="8"/></text:p>
      <text:p text:style-name="P21"><text:s text:c="4"/>def change_justify(self):</text:p>
      <text:p text:style-name="P21"><text:s text:c="8"/>"""</text:p>
      <text:p text:style-name="P21"><text:s text:c="8"/>Change the justification of the art by getting it from the console.</text:p>
      <text:p text:style-name="P21"><text:s text:c="8"/>"""</text:p>
      <text:p text:style-name="P21"><text:s text:c="8"/>self._justify = get_justify_from_console()</text:p>
      <text:p text:style-name="P21"/>
      <text:p text:style-name="P21"><text:s text:c="4"/>def change_color(self):</text:p>
      <text:p text:style-name="P21"><text:s text:c="8"/>"""</text:p>
      <text:p text:style-name="P21"><text:soft-page-break/><text:s text:c="8"/>Change the color of the art by getting it from the console.</text:p>
      <text:p text:style-name="P21"><text:s text:c="8"/>"""</text:p>
      <text:p text:style-name="P21"><text:s text:c="8"/>self._color = get_color_from_console()</text:p>
      <text:p text:style-name="P21"/>
      <text:p text:style-name="P21"><text:s text:c="4"/>def view_settings(self):</text:p>
      <text:p text:style-name="P21"><text:s text:c="8"/>"""</text:p>
      <text:p text:style-name="P21"><text:s text:c="8"/>Print the current settings of the art.</text:p>
      <text:p text:style-name="P21"><text:s text:c="8"/>"""</text:p>
      <text:p text:style-name="P21"><text:s text:c="8"/>print(str(self))</text:p>
      <text:p text:style-name="P21"><text:s text:c="4"/></text:p>
      <text:p text:style-name="P21"><text:s text:c="4"/>def menu(self):</text:p>
      <text:p text:style-name="P21"><text:s text:c="8"/>"""</text:p>
      <text:p text:style-name="P21"><text:s text:c="8"/>Create and run the settings menu.</text:p>
      <text:p text:style-name="P21"><text:s text:c="8"/>"""</text:p>
      <text:p text:style-name="P21"><text:s text:c="8"/>settings_menu = Menu("\nSettings Menu")</text:p>
      <text:p text:style-name="P21"><text:s text:c="8"/>settings_menu.add_item(Item('1', 'Change Symbol', self.change_symbol))</text:p>
      <text:p text:style-name="P21"><text:s text:c="8"/>settings_menu.add_item(Item('2', 'Change Size', self.change_size))</text:p>
      <text:p text:style-name="P21"><text:s text:c="8"/>settings_menu.add_item(Item('3', 'Change Justify', self.change_justify))</text:p>
      <text:p text:style-name="P21"><text:s text:c="8"/>settings_menu.add_item(Item('4', 'Change Color', self.change_color))</text:p>
      <text:p text:style-name="P21"><text:s text:c="8"/>settings_menu.add_item(Item('5', 'View Settings', self.view_settings))</text:p>
      <text:p text:style-name="P21"><text:s text:c="8"/>settings_menu.add_item(Item('0', 'Back'))</text:p>
      <text:p text:style-name="P21"/>
      <text:p text:style-name="P21"><text:s text:c="8"/>settings_menu.run()</text:p>
      <text:p text:style-name="P22"/>
      <text:p text:style-name="P25"># art_generator.py</text:p>
      <text:p text:style-name="P21">"""</text:p>
      <text:p text:style-name="P21">ArtGenerator Module</text:p>
      <text:p text:style-name="P21"/>
      <text:p text:style-name="P21">This module defines the ArtGenerator class, which generates ASCII </text:p>
      <text:p text:style-name="P21">art based on user input and settings. It includes methods for setting text, </text:p>
      <text:p text:style-name="P21">changing settings, viewing and saving generated art, and viewing saved art from a file.</text:p>
      <text:p text:style-name="P21">"""</text:p>
      <text:p text:style-name="P21"/>
      <text:p text:style-name="P21">from termcolor import colored</text:p>
      <text:p text:style-name="P21">from classes.lab4.art_settings.art_settings import ArtSettings</text:p>
      <text:p text:style-name="P21">from classes.lab4.console_reader.data_from_console import get_text_from_console, get_console_width</text:p>
      <text:p text:style-name="P21">from classes.lab4.font.font import font_dict</text:p>
      <text:p text:style-name="P21">from UI.menu import Menu</text:p>
      <text:p text:style-name="P21"><text:soft-page-break/>from UI.menu_item import Item</text:p>
      <text:p text:style-name="P21">from shared.file_handler import FileHandler</text:p>
      <text:p text:style-name="P21">from shared.settings import get_lab_settings</text:p>
      <text:p text:style-name="P21"/>
      <text:p text:style-name="P21">settings = get_lab_settings("lab4")</text:p>
      <text:p text:style-name="P21">ART_PATH = settings["art_path"]</text:p>
      <text:p text:style-name="P21"/>
      <text:p text:style-name="P21">class ArtGenerator:</text:p>
      <text:p text:style-name="P21"><text:s text:c="4"/>"""</text:p>
      <text:p text:style-name="P21"><text:s text:c="4"/>A class that generates ASCII art based on user input and settings.</text:p>
      <text:p text:style-name="P21"/>
      <text:p text:style-name="P21"><text:s text:c="4"/>Attributes:</text:p>
      <text:p text:style-name="P21"><text:s text:c="4"/>- __text: The text used to generate the art.</text:p>
      <text:p text:style-name="P21"><text:s text:c="4"/>- __settings: The settings for generating the art.</text:p>
      <text:p text:style-name="P21"><text:s text:c="4"/>- __art: The generated ASCII art.</text:p>
      <text:p text:style-name="P21"><text:s text:c="4"/>"""</text:p>
      <text:p text:style-name="P21"><text:s text:c="4"/>def __init__(self):</text:p>
      <text:p text:style-name="P21"><text:s text:c="8"/>self.__text = None</text:p>
      <text:p text:style-name="P21"><text:s text:c="8"/>self.__settings = ArtSettings()</text:p>
      <text:p text:style-name="P21"><text:s text:c="8"/>self.__art = None</text:p>
      <text:p text:style-name="P21"/>
      <text:p text:style-name="P21"><text:s text:c="4"/>def menu(self):</text:p>
      <text:p text:style-name="P21"><text:s text:c="8"/>"""</text:p>
      <text:p text:style-name="P21"><text:s text:c="8"/>This function creates and runs a menu for the Art Generator program.</text:p>
      <text:p text:style-name="P21"><text:s text:c="8"/>It <text:s/>adds menu items for various actions such as setting art text, changing settings, viewing art,</text:p>
      <text:p text:style-name="P21"><text:s text:c="8"/>saving art to a file, viewing saved art, and exiting the program.</text:p>
      <text:p text:style-name="P21"><text:s text:c="8"/>"""</text:p>
      <text:p text:style-name="P21"><text:s text:c="8"/>art_menu = Menu("\nArt Menu (Lab 4)")</text:p>
      <text:p text:style-name="P21"><text:s text:c="8"/>art_menu.add_item(Item('1', 'Set Art Text', self.set_text))</text:p>
      <text:p text:style-name="P21"><text:s text:c="8"/>art_menu.add_item(Item('2', 'Change Settings', self.change_settings))</text:p>
      <text:p text:style-name="P21"><text:s text:c="8"/>art_menu.add_item(Item('3', 'View Art', self.view_art))</text:p>
      <text:p text:style-name="P21"><text:s text:c="8"/>art_menu.add_item(Item('4', 'Save Art to File', self.save_art_to_file))</text:p>
      <text:p text:style-name="P21"><text:s text:c="8"/>art_menu.add_item(Item('5', 'View Saved Art', self.view_saved_art))</text:p>
      <text:p text:style-name="P21"><text:s text:c="8"/>art_menu.add_item(Item('0', 'Exit'))</text:p>
      <text:p text:style-name="P21"/>
      <text:p text:style-name="P21"><text:s text:c="8"/>art_menu.run()</text:p>
      <text:p text:style-name="P21"/>
      <text:p text:style-name="P21"><text:s text:c="4"/>def set_text(self):</text:p>
      <text:p text:style-name="P21"><text:s text:c="8"/>"""</text:p>
      <text:p text:style-name="P21"><text:soft-page-break/><text:s text:c="8"/>Sets the text used to generate the art.</text:p>
      <text:p text:style-name="P21"><text:s text:c="8"/>"""</text:p>
      <text:p text:style-name="P21"><text:s text:c="8"/>self.__text = get_text_from_console()</text:p>
      <text:p text:style-name="P21"><text:s text:c="8"/>self.__settings.get_size().set_chars(self.__map_chars())</text:p>
      <text:p text:style-name="P21"/>
      <text:p text:style-name="P21"><text:s text:c="4"/>def get_text(self):</text:p>
      <text:p text:style-name="P21"><text:s text:c="8"/>"""</text:p>
      <text:p text:style-name="P21"><text:s text:c="8"/>Returns the text used to generate the art.</text:p>
      <text:p text:style-name="P21"><text:s text:c="8"/>"""</text:p>
      <text:p text:style-name="P21"><text:s text:c="8"/>return self.__text</text:p>
      <text:p text:style-name="P21"><text:s text:c="4"/></text:p>
      <text:p text:style-name="P21"><text:s text:c="4"/>def set_settings(self, art_settings):</text:p>
      <text:p text:style-name="P21"><text:s text:c="8"/>"""</text:p>
      <text:p text:style-name="P21"><text:s text:c="8"/>Sets the settings for generating the art.</text:p>
      <text:p text:style-name="P21"/>
      <text:p text:style-name="P21"><text:s text:c="8"/>Parameters:</text:p>
      <text:p text:style-name="P21"><text:s text:c="8"/>- settings: The settings object.</text:p>
      <text:p text:style-name="P21"><text:s text:c="8"/>"""</text:p>
      <text:p text:style-name="P21"><text:s text:c="8"/>self.__settings = art_settings</text:p>
      <text:p text:style-name="P21"/>
      <text:p text:style-name="P21"><text:s text:c="4"/>def get_settings(self):</text:p>
      <text:p text:style-name="P21"><text:s text:c="8"/>"""</text:p>
      <text:p text:style-name="P21"><text:s text:c="8"/>Returns the settings for generating the art.</text:p>
      <text:p text:style-name="P21"><text:s text:c="8"/>"""</text:p>
      <text:p text:style-name="P21"><text:s text:c="8"/>return self.__settings</text:p>
      <text:p text:style-name="P21"><text:s text:c="4"/></text:p>
      <text:p text:style-name="P21"><text:s text:c="4"/>def get_art(self):</text:p>
      <text:p text:style-name="P21"><text:s text:c="8"/>"""</text:p>
      <text:p text:style-name="P21"><text:s text:c="8"/>Returns the generated ASCII art.</text:p>
      <text:p text:style-name="P21"><text:s text:c="8"/>"""</text:p>
      <text:p text:style-name="P21"><text:s text:c="8"/>return self.__art</text:p>
      <text:p text:style-name="P21"/>
      <text:p text:style-name="P21"><text:s text:c="4"/>def __map_chars(self):</text:p>
      <text:p text:style-name="P21"><text:s text:c="8"/>"""</text:p>
      <text:p text:style-name="P21"><text:s text:c="8"/>Maps the characters in the text to the corresponding ASCII art characters.</text:p>
      <text:p text:style-name="P21"><text:s text:c="8"/>"""</text:p>
      <text:p text:style-name="P21"><text:s text:c="8"/>text = self.__text.upper()</text:p>
      <text:p text:style-name="P21"><text:s text:c="8"/>chars = []</text:p>
      <text:p text:style-name="P21"><text:s text:c="8"/>for char in text:</text:p>
      <text:p text:style-name="P21"><text:s text:c="12"/>if char in font_dict:</text:p>
      <text:p text:style-name="P21"><text:soft-page-break/><text:s text:c="16"/>chars.append(font_dict[char])</text:p>
      <text:p text:style-name="P21"><text:s text:c="12"/>else:</text:p>
      <text:p text:style-name="P21"><text:s text:c="16"/>chars.append(" ")</text:p>
      <text:p text:style-name="P21"><text:s text:c="8"/>return chars</text:p>
      <text:p text:style-name="P21"><text:s text:c="8"/></text:p>
      <text:p text:style-name="P21"><text:s text:c="4"/>def view_art(self):</text:p>
      <text:p text:style-name="P21"><text:s text:c="8"/>"""</text:p>
      <text:p text:style-name="P21"><text:s text:c="8"/>Displays the generated ASCII art.</text:p>
      <text:p text:style-name="P21"><text:s text:c="8"/>"""</text:p>
      <text:p text:style-name="P21"><text:s text:c="8"/>if self.__text is None:</text:p>
      <text:p text:style-name="P21"><text:s text:c="12"/>self.set_text()</text:p>
      <text:p text:style-name="P21"/>
      <text:p text:style-name="P21"><text:s text:c="8"/>self.set_art_settings()</text:p>
      <text:p text:style-name="P21"><text:s text:c="8"/>print()</text:p>
      <text:p text:style-name="P21"><text:s text:c="8"/>print(colored(self.__art, self.__settings.get_color()))</text:p>
      <text:p text:style-name="P21"/>
      <text:p text:style-name="P21"><text:s text:c="4"/>def set_art_settings(self):</text:p>
      <text:p text:style-name="P21"><text:s text:c="8"/>"""</text:p>
      <text:p text:style-name="P21"><text:s text:c="8"/>Sets the settings for generating the art.</text:p>
      <text:p text:style-name="P21"><text:s text:c="8"/>"""</text:p>
      <text:p text:style-name="P21"><text:s text:c="8"/>console_width = get_console_width()</text:p>
      <text:p text:style-name="P21"><text:s text:c="8"/>art_len = self.__settings.get_size().get_width()*(len(self.__text) + 3)</text:p>
      <text:p text:style-name="P21"><text:s text:c="8"/></text:p>
      <text:p text:style-name="P21"><text:s text:c="8"/>if art_len &gt; console_width:</text:p>
      <text:p text:style-name="P21"><text:s text:c="12"/>print("Art is too big for console\nResizing...\n")</text:p>
      <text:p text:style-name="P21"><text:s text:c="12"/>self.__settings.get_size().set_width(console_width//(len(self.__text) + 3))</text:p>
      <text:p text:style-name="P21"><text:s text:c="12"/>self.__settings.get_size().set_height(console_width//(len(self.__text) + 3))</text:p>
      <text:p text:style-name="P21"><text:s text:c="8"/></text:p>
      <text:p text:style-name="P21"><text:s text:c="8"/>chars = self.__settings.get_size().get_chars()</text:p>
      <text:p text:style-name="P21"><text:s text:c="8"/>if self.__settings.get_size().get_width() &gt; 5 or self.__settings.get_size().get_height() &gt; 5:</text:p>
      <text:p text:style-name="P21"><text:s text:c="12"/>chars = self.__settings.get_size().get_resized_chars()</text:p>
      <text:p text:style-name="P21"><text:s text:c="8"/></text:p>
      <text:p text:style-name="P21"><text:s text:c="8"/>self.__art = self.__generate_art(chars)</text:p>
      <text:p text:style-name="P21"><text:s text:c="8"/>padding = self.__get_padding()</text:p>
      <text:p text:style-name="P21"><text:s text:c="8"/>art_lines = self.__art.split('\n')</text:p>
      <text:p text:style-name="P21"><text:s text:c="8"/>aligned_lines = [" " * padding + line for line in art_lines]</text:p>
      <text:p text:style-name="P21"><text:s text:c="8"/>self.__art = '\n'.join(aligned_lines)</text:p>
      <text:p text:style-name="P21"><text:soft-page-break/></text:p>
      <text:p text:style-name="P21"><text:s text:c="4"/>def __generate_art(self, chars):</text:p>
      <text:p text:style-name="P21"><text:s text:c="8"/>"""</text:p>
      <text:p text:style-name="P21"><text:s text:c="8"/>Generates the ASCII art based on the mapped characters.</text:p>
      <text:p text:style-name="P21"/>
      <text:p text:style-name="P21"><text:s text:c="8"/>Parameters:</text:p>
      <text:p text:style-name="P21"><text:s text:c="8"/>- chars: The mapped characters.</text:p>
      <text:p text:style-name="P21"/>
      <text:p text:style-name="P21"><text:s text:c="8"/>Returns:</text:p>
      <text:p text:style-name="P21"><text:s text:c="8"/>- The generated ASCII art.</text:p>
      <text:p text:style-name="P21"><text:s text:c="8"/>"""</text:p>
      <text:p text:style-name="P21"><text:s text:c="8"/>height = len(chars[0])</text:p>
      <text:p text:style-name="P21"><text:s text:c="8"/>width = len(chars[0][0])</text:p>
      <text:p text:style-name="P21"><text:s text:c="8"/>art = ""</text:p>
      <text:p text:style-name="P21"><text:s text:c="8"/>for row in range(height):</text:p>
      <text:p text:style-name="P21"><text:s text:c="12"/>for char in chars:</text:p>
      <text:p text:style-name="P21"><text:s text:c="16"/>for column in range(width):</text:p>
      <text:p text:style-name="P21"><text:s text:c="20"/>if char[row][column] == 1:</text:p>
      <text:p text:style-name="P21"><text:s text:c="24"/>art += self.__settings.get_symbol()</text:p>
      <text:p text:style-name="P21"><text:s text:c="20"/>else:</text:p>
      <text:p text:style-name="P21"><text:s text:c="24"/>art += " "</text:p>
      <text:p text:style-name="P21"><text:s text:c="16"/>art += " <text:s text:c="2"/>" <text:s text:c="3"/></text:p>
      <text:p text:style-name="P21"><text:s text:c="12"/>art += "\n"</text:p>
      <text:p text:style-name="P21"><text:s text:c="8"/>return art</text:p>
      <text:p text:style-name="P21"/>
      <text:p text:style-name="P21"><text:s text:c="4"/>def __get_padding(self):</text:p>
      <text:p text:style-name="P21"><text:s text:c="8"/>"""</text:p>
      <text:p text:style-name="P21"><text:s text:c="8"/>Calculates the padding for aligning the art.</text:p>
      <text:p text:style-name="P21"/>
      <text:p text:style-name="P21"><text:s text:c="8"/>Returns:</text:p>
      <text:p text:style-name="P21"><text:s text:c="8"/>- The padding value.</text:p>
      <text:p text:style-name="P21"><text:s text:c="8"/>"""</text:p>
      <text:p text:style-name="P21"><text:s text:c="8"/>console_width = get_console_width()</text:p>
      <text:p text:style-name="P21"><text:s text:c="8"/>art_len = round(len(self.__art)/self.__settings.get_size().get_height())</text:p>
      <text:p text:style-name="P21"><text:s text:c="8"/>if self.__settings.get_justify() == "center":</text:p>
      <text:p text:style-name="P21"><text:s text:c="12"/>return (console_width - art_len) // 2</text:p>
      <text:p text:style-name="P21"><text:s text:c="8"/>if self.__settings.get_justify() == "right":</text:p>
      <text:p text:style-name="P21"><text:s text:c="12"/>return console_width - art_len</text:p>
      <text:p text:style-name="P21"><text:s text:c="8"/>return 0</text:p>
      <text:p text:style-name="P21"/>
      <text:p text:style-name="P21"><text:soft-page-break/><text:s text:c="4"/>def change_settings(self):</text:p>
      <text:p text:style-name="P21"><text:s text:c="8"/>"""</text:p>
      <text:p text:style-name="P21"><text:s text:c="8"/>Allows the user to change the settings for generating the art.</text:p>
      <text:p text:style-name="P21"><text:s text:c="8"/>"""</text:p>
      <text:p text:style-name="P21"><text:s text:c="8"/>self.__settings.menu()</text:p>
      <text:p text:style-name="P21"/>
      <text:p text:style-name="P21"><text:s text:c="4"/>def save_art_to_file(self):</text:p>
      <text:p text:style-name="P21"><text:s text:c="8"/>"""</text:p>
      <text:p text:style-name="P21"><text:s text:c="8"/>Saves the generated ASCII art to a file.</text:p>
      <text:p text:style-name="P21"><text:s text:c="8"/>"""</text:p>
      <text:p text:style-name="P21"><text:s text:c="8"/>if self.__art is None:</text:p>
      <text:p text:style-name="P21"><text:s text:c="12"/>print("No art to save")</text:p>
      <text:p text:style-name="P21"><text:s text:c="12"/>return</text:p>
      <text:p text:style-name="P21"><text:s text:c="8"/>saved_file = FileHandler(ART_PATH)</text:p>
      <text:p text:style-name="P21"><text:s text:c="8"/>saved_file.write_to_file(self.__art)</text:p>
      <text:p text:style-name="P21"/>
      <text:p text:style-name="P21"><text:s text:c="4"/>def view_saved_art(self):</text:p>
      <text:p text:style-name="P21"><text:s text:c="8"/>"""</text:p>
      <text:p text:style-name="P21"><text:s text:c="8"/>Displays the saved ASCII art from a file.</text:p>
      <text:p text:style-name="P21"><text:s text:c="8"/>"""</text:p>
      <text:p text:style-name="P21"><text:s text:c="8"/>saved_file = FileHandler(ART_PATH)</text:p>
      <text:p text:style-name="P21"><text:s text:c="8"/>saved_file.read_from_file()</text:p>
      <text:p text:style-name="P22"/>
      <text:p text:style-name="P22"># runner.py</text:p>
      <text:p text:style-name="P20">"""</text:p>
      <text:p text:style-name="P20">Module: run_art_generator</text:p>
      <text:p text:style-name="P20"/>
      <text:p text:style-name="P20">Module provides a simple script to run the Art Generator for Lab 4.</text:p>
      <text:p text:style-name="P20"/>
      <text:p text:style-name="P20">"""</text:p>
      <text:p text:style-name="P20">from classes.lab4.art_generator.art_generator import ArtGenerator</text:p>
      <text:p text:style-name="P20"/>
      <text:p text:style-name="P20">def run():</text:p>
      <text:p text:style-name="P20"><text:s text:c="4"/>"""</text:p>
      <text:p text:style-name="P20"><text:s text:c="4"/>Initializes and runs the Art Generator.</text:p>
      <text:p text:style-name="P20"><text:s text:c="4"/>"""</text:p>
      <text:p text:style-name="P20"><text:s text:c="4"/>art_generator = ArtGenerator()</text:p>
      <text:p text:style-name="P20"><text:s text:c="4"/>art_generator.menu()</text:p>
      <text:p text:style-name="P15"/>
      <text:p text:style-name="P6"><text:soft-page-break/>GitHub Repository: <text:a xlink:type="simple" xlink:href="https://github.com/trolchiha/SPL-labs.git" text:style-name="Internet_20_link" text:visited-style-name="Visited_20_Internet_20_Link"><text:span text:style-name="T6">https://github.com/trolchiha/SPL-labs.git</text:span></text:a></text:p>
      <text:p text:style-name="P15"><text:span text:style-name="T9">Виснов</text:span><text:span text:style-name="T10">о</text:span><text:span text:style-name="T9">к:</text:span> <text:span text:style-name="T13">під час виконання лабораторної роботи навчилася</text:span> створ<text:span text:style-name="T13">ювати</text:span> генератор ASCII-арту з нуля, з можливістю налаштовувати символи, розміри, вирівнювання та кольори, що дозволить їм глибше розібратися як створюється ASCII-арт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23:21:14.876664730</meta:creation-date>
    <dc:date>2023-12-18T10:57:33.044445910</dc:date>
    <meta:editing-duration>PT28M35S</meta:editing-duration>
    <meta:editing-cycles>6</meta:editing-cycles>
    <meta:generator>LibreOffice/7.6.4.1$Linux_X86_64 LibreOffice_project/60$Build-1</meta:generator>
    <meta:document-statistic meta:table-count="0" meta:image-count="0" meta:object-count="0" meta:page-count="21" meta:paragraph-count="617" meta:word-count="2282" meta:character-count="21330" meta:non-whitespace-character-count="15817"/>
  </office:meta>
</office:document-meta>
</file>